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2" style:family="table" style:master-page-name="Standard">
      <style:table-properties style:width="27.01cm" fo:margin-left="-0.026cm" style:page-number="auto" table:align="left" style:writing-mode="lr-tb"/>
    </style:style>
    <style:style style:name="Tabelle2.A" style:family="table-column">
      <style:table-column-properties style:column-width="1.021cm"/>
    </style:style>
    <style:style style:name="Tabelle2.B" style:family="table-column">
      <style:table-column-properties style:column-width="4.08cm"/>
    </style:style>
    <style:style style:name="Tabelle2.C" style:family="table-column">
      <style:table-column-properties style:column-width="6.121cm"/>
    </style:style>
    <style:style style:name="Tabelle2.D" style:family="table-column">
      <style:table-column-properties style:column-width="8.162cm"/>
    </style:style>
    <style:style style:name="Tabelle2.E" style:family="table-column">
      <style:table-column-properties style:column-width="3.572cm"/>
    </style:style>
    <style:style style:name="Tabelle2.F" style:family="table-column">
      <style:table-column-properties style:column-width="4.055cm"/>
    </style:style>
    <style:style style:name="Tabelle2.1" style:family="table-row">
      <style:table-row-properties style:min-row-height="1.058cm" style:keep-together="true" fo:keep-together="auto"/>
    </style:style>
    <style:style style:name="Tabelle2.A1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8" style:family="paragraph" style:parent-style-name="Table_20_Contents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9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10" style:family="paragraph" style:parent-style-name="Standard"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13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8">Gerade von links nach rechts</text:p>
          </table:table-cell>
          <table:table-cell table:style-name="Tabelle1.A2" office:value-type="string">
            <text:p text:style-name="P5">Leeres Frame</text:p>
          </table:table-cell>
          <table:table-cell table:style-name="Tabelle1.A2" office:value-type="string">
            <text:p text:style-name="P5">Ausgabe über test.draw()Line L(1, 10, 5, 10);</text:p>
            <text:p text:style-name="P5">L.draw(&amp;test);</text:p>
          </table:table-cell>
          <table:table-cell table:style-name="Tabelle1.A2" office:value-type="string">
            <text:p text:style-name="P5">Gerade Linie </text:p>
          </table:table-cell>
          <table:table-cell table:style-name="Tabelle1.A2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P8">Diagonal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Line L1(10,10, 0, 0);</text:p>
            <text:p text:style-name="P5">L1.draw(&amp;test);</text:p>
          </table:table-cell>
          <table:table-cell table:style-name="Tabelle1.A3" office:value-type="string">
            <text:p text:style-name="P5">Diagonale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8">Rectang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Rectangle R(0, 4, 5, 7); </text:p>
            <text:p text:style-name="P5">R.draw(&amp;test);</text:p>
          </table:table-cell>
          <table:table-cell table:style-name="Tabelle1.A3" office:value-type="string">
            <text:p text:style-name="P5">Rechteck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8">Triang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Line L(1, 10, 5, 10);</text:p>
            <text:p text:style-name="P5">Ausgabe über test.draw(&amp;test)</text:p>
          </table:table-cell>
          <table:table-cell table:style-name="Tabelle1.A3" office:value-type="string">
            <text:p text:style-name="P5">Dreieck 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6" office:value-type="float" office:value="5">
            <text:p text:style-name="P4">5</text:p>
          </table:table-cell>
          <table:table-cell table:style-name="Tabelle1.A3" office:value-type="string">
            <text:p text:style-name="P8">Circ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Circle C(5, 5, 2);</text:p>
            <text:p text:style-name="P5">C.draw(&amp;test);</text:p>
          </table:table-cell>
          <table:table-cell table:style-name="Tabelle1.A3" office:value-type="string">
            <text:p text:style-name="P5">Krei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8">Circle außerhalb des Frame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Circle C4(34, 34, 10);</text:p>
            <text:p text:style-name="P5">C4.draw(&amp;test);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P8">Triang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Triangle T(0, 0, 10, 10, 20, 20); </text:p>
            <text:p text:style-name="P5">T.draw(&amp;test);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8">Gerade von links nach recht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Line L(1, 10, 5, 10);</text:p>
            <text:p text:style-name="P5">L.draw(&amp;test);</text:p>
            <text:p text:style-name="P5">Ausgabe über show_all_shapes(&amp;test) Ausgabe aller Figuren gleichzeitig(außer der Fehler)</text:p>
          </table:table-cell>
          <table:table-cell table:style-name="Tabelle1.A3" office:value-type="string">
            <text:p text:style-name="P5">Gerade Linie</text:p>
            <text:p text:style-name="P5">Diagonale</text:p>
            <text:p text:style-name="P5">Rechteck</text:p>
            <text:p text:style-name="P5">Dreieck</text:p>
            <text:p text:style-name="P5">Krei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8">Diagonale von rechts nach link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Line L1(10,10, 0, 0);</text:p>
            <text:p text:style-name="P5">L1.draw(&amp;test);</text:p>
            <text:p text:style-name="P5">Ausgabe über show_all_shapes(&amp;test) Ausgabe aller Figuren gleichzeitig(außer der Fehler)</text:p>
          </table:table-cell>
          <table:table-cell table:style-name="Tabelle1.A3" office:value-type="string">
            <text:p text:style-name="P5">Gerade Linie</text:p>
            <text:p text:style-name="P5">Diagonale</text:p>
            <text:p text:style-name="P5">Rechteck</text:p>
            <text:p text:style-name="P5">Dreieck</text:p>
            <text:p text:style-name="P5">Krei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8">Rectang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Rectangle R(0, 4, 5, 7); </text:p>
            <text:p text:style-name="P5">R.draw(&amp;test);</text:p>
            <text:p text:style-name="P5">Ausgabe über show_all_shapes(&amp;test) Ausgabe aller Figuren gleichzeitig(außer der Fehler)</text:p>
          </table:table-cell>
          <table:table-cell table:style-name="Tabelle1.A3" office:value-type="string">
            <text:p text:style-name="P5">Gerade Linie</text:p>
            <text:p text:style-name="P5">Diagonale</text:p>
            <text:p text:style-name="P5">Rechteck</text:p>
            <text:p text:style-name="P5">Dreieck</text:p>
            <text:p text:style-name="P5">Krei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8">Triang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Line L(1, 10, 5, 10);</text:p>
            <text:p text:style-name="P5">Ausgabe über test.draw(&amp;test)</text:p>
            <text:p text:style-name="P5">Ausgabe über show_all_shapes(&amp;test) Ausgabe aller Figuren gleichzeitig(außer der Fehler)</text:p>
          </table:table-cell>
          <table:table-cell table:style-name="Tabelle1.A3" office:value-type="string">
            <text:p text:style-name="P5">Gerade Linie</text:p>
            <text:p text:style-name="P5">Diagonale</text:p>
            <text:p text:style-name="P5">Rechteck</text:p>
            <text:p text:style-name="P5">Dreieck</text:p>
            <text:p text:style-name="P5">Kreis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P8">Circl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Circle C(5, 5, 2);</text:p>
            <text:p text:style-name="P5">C.draw(&amp;test);</text:p>
            <text:p text:style-name="P5">Ausgabe über show_all_shapes(&amp;test) Ausgabe aller Figuren gleichzeitig(außer der Fehler)</text:p>
          </table:table-cell>
          <table:table-cell table:style-name="Tabelle1.A3" office:value-type="string">
            <text:p text:style-name="P5">Gerade Linie</text:p>
            <text:p text:style-name="P5">Diagonale</text:p>
            <text:p text:style-name="P5">Rechteck</text:p>
            <text:p text:style-name="P5">Dreieck</text:p>
            <text:p text:style-name="P5">Kreis</text:p>
          </table:table-cell>
          <table:table-cell table:style-name="Tabelle1.A3" office:value-type="string">
            <text:p text:style-name="P7">2014.Mai-18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8">Circle außerhalb des Frames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Ausgabe über test.draw()Circle C4(34, 34, 10);</text:p>
            <text:p text:style-name="P5">C4.draw(&amp;test);</text:p>
            <text:p text:style-name="P5">Ausgabe über show_all_shapes(&amp;test) Ausgabe aller Figuren gleichzeitig(außer der Fehler)</text:p>
          </table:table-cell>
          <table:table-cell table:style-name="Tabelle1.A3" office:value-type="string">
            <text:p text:style-name="P5">Fehler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8">Triangle ungueltig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Triangle T5(8,3,9,3,10,3);</text:p>
            <text:p text:style-name="P5">Ausgabe über show_all_shapes(&amp;test)</text:p>
          </table:table-cell>
          <table:table-cell table:style-name="Tabelle1.A3" office:value-type="string">
            <text:p text:style-name="P5">Fehler Parallele Seiten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8">Triangle laengste Seite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cout &lt;&lt; get_hypotenuse(12, 9, 5) &lt;&lt; endl;</text:p>
          </table:table-cell>
          <table:table-cell table:style-name="Tabelle1.A3" office:value-type="string">
            <text:p text:style-name="P5">12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8">Testen der proof-triangle-Funktion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<text:s/>cout &lt;&lt; proof_Triangle(0,0, 8,3, 10,14) &lt;&lt; endl;</text:p>
          </table:table-cell>
          <table:table-cell table:style-name="Tabelle1.A3" office:value-type="string">
            <text:p text:style-name="P5">1 (true)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8">Testen der proof-triangle-Funktion(ungueltig)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cout &lt;&lt; proof_Triangle(0,0, 0,0, 10,14) &lt;&lt; endl;</text:p>
          </table:table-cell>
          <table:table-cell table:style-name="Tabelle1.A3" office:value-type="string">
            <text:p text:style-name="P5">0 (false)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8">Testen der get_x-Funktion(ungueltig)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cout &lt;&lt; get_x(5, 9, 12) &lt;&lt; endl;</text:p>
          </table:table-cell>
          <table:table-cell table:style-name="Tabelle1.A3" office:value-type="string">
            <text:p text:style-name="P5">4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8">Testen der get_height-Funktion(ungueltig)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cout &lt;&lt; get_height(5, 9, 12) &lt;&lt; endl;</text:p>
          </table:table-cell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8">Testen der proof_length-Funktion(ungueltig)</text:p>
          </table:table-cell>
          <table:table-cell table:style-name="Tabelle1.A3" office:value-type="string">
            <text:p text:style-name="P5">Leeres Frame</text:p>
          </table:table-cell>
          <table:table-cell table:style-name="Tabelle1.A3" office:value-type="string">
            <text:p text:style-name="P5">cout &lt;&lt; proof_length(12,12,12);</text:p>
          </table:table-cell>
          <table:table-cell table:style-name="Tabelle1.A3" office:value-type="string">
            <text:p text:style-name="P5">1 (true)</text:p>
          </table:table-cell>
          <table:table-cell table:style-name="Tabelle1.A3" office:value-type="string">
            <text:p text:style-name="P7">2014.Mai-18: OK</text:p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8">Testen der proof_length-Funktion(ungueltig)</text:p>
            <text:p text:style-name="P8">Testen der proof_length-Funktion(ungueltig)</text:p>
          </table:table-cell>
          <table:table-cell table:style-name="Tabelle1.A3" office:value-type="string">
            <text:p text:style-name="P5">Leeres Frame</text:p>
            <text:p text:style-name="P5">Leeres Frame</text:p>
          </table:table-cell>
          <table:table-cell table:style-name="Tabelle1.A3" office:value-type="string">
            <text:p text:style-name="P5">cout &lt;&lt; proof_length(12,12,12);</text:p>
            <text:p text:style-name="P5">cout &lt;&lt; proof_length(12,2,2);</text:p>
          </table:table-cell>
          <table:table-cell table:style-name="Tabelle1.A3" office:value-type="string">
            <text:p text:style-name="P5">0 (false),</text:p>
            <text:p text:style-name="P5">0 (false)</text:p>
          </table:table-cell>
          <table:table-cell table:style-name="Tabelle1.A3" office:value-type="string">
            <text:p text:style-name="P7">2014.Mai-18: OK</text:p>
            <text:p text:style-name="P7">2014.Mai-18: OK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p text:style-name="P4">21</text:p>
            </table:table-cell>
            <table:table-cell table:style-name="Tabelle2.A1" office:value-type="string">
              <text:p text:style-name="P8">Fisch</text:p>
            </table:table-cell>
            <table:table-cell table:style-name="Tabelle2.A1" office:value-type="string">
              <text:p text:style-name="P5">Leeres Frame</text:p>
            </table:table-cell>
            <table:table-cell table:style-name="Tabelle2.A1" office:value-type="string">
              <text:p text:style-name="P5">Erstellen dreier Circle, dreier Line und zweier Triangle Objekte mit Parametern startpunkte(x,y) und endpunkte(x,y)Ausgabe über show_all_shapes(&amp;test)</text:p>
            </table:table-cell>
            <table:table-cell table:style-name="Tabelle2.A1" office:value-type="string">
              <text:p text:style-name="P5">Fisch</text:p>
            </table:table-cell>
            <table:table-cell table:style-name="Tabelle2.A1" office:value-type="string">
              <text:p text:style-name="P7">2014.Mai-18: OK</text:p>
            </table:table-cell>
          </table:table-row>
        </table:table-header-rows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5-12T22:26:29.26</dc:date>
    <meta:editing-cycles>22</meta:editing-cycles>
    <meta:generator>OpenOffice/4.0.1$Win32 OpenOffice.org_project/401m5$Build-9714</meta:generator>
    <meta:editing-duration>PT5H5M50S</meta:editing-duration>
    <meta:document-statistic meta:table-count="2" meta:image-count="0" meta:object-count="0" meta:page-count="3" meta:paragraph-count="183" meta:word-count="453" meta:character-count="3372"/>
  </office:meta>
</office:document-meta>
</file>